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53717D7C706212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37cm" fo:min-width="5.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37cm" fo:min-width="3.4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3.7cm" svg:x="13cm" svg:y="5cm">
          <text:p text:style-name="P1"><text:span text:style-name="T1">Dagster Container </text:span></text:p>
          <text:p text:style-name="P1"><text:span text:style-name="T1">Daemon</text:span></text:p>
          <text:p text:style-name="P1"><text:span text:style-name="T1">+Dag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3.7cm" svg:x="13.8cm" svg:y="11.4cm">
          <text:p text:style-name="P3">Docker <text:line-break/>User Co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3.7cm" svg:x="4cm" svg:y="5cm">
          <text:p text:style-name="P3">Azurite</text:p>
          <text:p text:style-name="P3">Blob Storag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5.9cm" svg:y1="11.5cm" svg:x2="15.9cm" svg:y2="8.7cm">
          <text:p/>
        </draw:line>
        <draw:line draw:style-name="gr3" draw:text-style-name="P5" draw:layer="layout" svg:x1="13.8cm" svg:y1="13.2cm" svg:x2="8cm" svg:y2="6.8cm">
          <text:p/>
        </draw:line>
        <draw:line draw:style-name="gr3" draw:text-style-name="P5" draw:layer="layout" svg:x1="8.1cm" svg:y1="8cm" svg:x2="13.8cm" svg:y2="14cm">
          <text:p/>
        </draw:line>
        <draw:frame draw:style-name="gr4" draw:text-style-name="P3" draw:layer="layout" svg:width="1.752cm" svg:height="1.752cm" svg:x="8.648cm" svg:y="11.1cm">
          <draw:image xlink:href="Pictures/10000201000000E1000000E153717D7C706212B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02:23:23.302912770</meta:creation-date>
    <dc:date>2021-12-17T04:06:42.893988158</dc:date>
    <meta:editing-duration>PT1H33M9S</meta:editing-duration>
    <meta:editing-cycles>1</meta:editing-cycles>
    <meta:document-statistic meta:object-count="7"/>
    <meta:generator>LibreOffice/6.4.7.2$Linux_X86_64 LibreOffice_project/40$Build-2</meta:generator>
  </office:meta>
</office:document-meta>
</file>